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b75" officeooo:paragraph-rsid="00093b75"/>
    </style:style>
    <style:style style:name="T1" style:family="text">
      <style:text-properties officeooo:rsid="0009e7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PAG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6:11:52.786060030</meta:creation-date>
    <dc:date>2024-02-15T16:12:37.385645371</dc:date>
    <meta:editing-duration>PT4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11" meta:non-whitespace-character-count="9"/>
  </office:meta>
</office:document-meta>
</file>